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f2f" officeooo:paragraph-rsid="00057f2f"/>
    </style:style>
    <style:style style:name="P2" style:family="paragraph" style:parent-style-name="Standard">
      <style:text-properties fo:font-size="13pt" officeooo:rsid="00057f2f" officeooo:paragraph-rsid="00057f2f" style:font-size-asian="13pt" style:font-size-complex="13pt"/>
    </style:style>
    <style:style style:name="P3" style:family="paragraph" style:parent-style-name="Standard">
      <style:text-properties fo:font-size="13pt" officeooo:rsid="00057f2f" officeooo:paragraph-rsid="001449a6" style:font-size-asian="13pt" style:font-size-complex="13pt"/>
    </style:style>
    <style:style style:name="P4" style:family="paragraph" style:parent-style-name="Standard">
      <style:text-properties fo:font-size="13pt" officeooo:rsid="00070df1" officeooo:paragraph-rsid="00057f2f" style:font-size-asian="13pt" style:font-size-complex="13pt"/>
    </style:style>
    <style:style style:name="P5" style:family="paragraph" style:parent-style-name="Standard">
      <style:text-properties fo:font-size="13pt" officeooo:rsid="001449a6" officeooo:paragraph-rsid="0015fcc7" style:font-size-asian="13pt" style:font-size-complex="13pt"/>
    </style:style>
    <style:style style:name="P6" style:family="paragraph" style:parent-style-name="Standard">
      <style:text-properties fo:font-size="13pt" fo:font-style="normal" fo:font-weight="normal" officeooo:rsid="001449a6" officeooo:paragraph-rsid="001449a6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color="#000000" style:font-name="Monospace" fo:font-size="10pt" officeooo:rsid="001449a6" officeooo:paragraph-rsid="001449a6" style:font-size-asian="10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aad58" officeooo:paragraph-rsid="000aad58" style:font-size-asian="18pt" style:font-size-complex="18pt"/>
    </style:style>
    <style:style style:name="P9" style:family="paragraph" style:parent-style-name="Standard">
      <style:text-properties fo:color="#00c87d" style:font-name="Monospace" fo:font-size="10pt" officeooo:rsid="000e649a" officeooo:paragraph-rsid="000e649a" style:font-size-asian="10pt" style:font-size-complex="13pt"/>
    </style:style>
    <style:style style:name="P10" style:family="paragraph" style:parent-style-name="Standard">
      <style:text-properties fo:color="#00c87d" style:font-name="Monospace" fo:font-size="10pt" officeooo:rsid="001449a6" officeooo:paragraph-rsid="001449a6" style:font-size-asian="10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fo:font-weight="bold" officeooo:rsid="0008310a" officeooo:paragraph-rsid="0008310a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officeooo:rsid="001449a6" officeooo:paragraph-rsid="001449a6" style:font-size-asian="10pt" style:font-size-complex="13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Monospace" fo:font-size="10pt" fo:font-weight="normal" officeooo:rsid="001449a6" officeooo:paragraph-rsid="001449a6" style:font-size-asian="10pt" style:font-weight-asian="normal" style:font-size-complex="13pt" style:font-weight-complex="normal"/>
    </style:style>
    <style:style style:name="P14" style:family="paragraph" style:parent-style-name="Standard">
      <style:text-properties fo:font-size="13pt" officeooo:rsid="00057f2f" officeooo:paragraph-rsid="00057f2f" style:font-size-asian="13pt" style:font-size-complex="13pt"/>
    </style:style>
    <style:style style:name="P15" style:family="paragraph" style:parent-style-name="Standard">
      <style:text-properties fo:font-size="13pt" officeooo:rsid="001638b8" officeooo:paragraph-rsid="001638b8" style:font-size-asian="13pt" style:font-size-complex="13pt"/>
    </style:style>
    <style:style style:name="T1" style:family="text">
      <style:text-properties fo:font-weight="bold" officeooo:rsid="000aad58" style:font-weight-asian="bold" style:font-weight-complex="bold"/>
    </style:style>
    <style:style style:name="T2" style:family="text">
      <style:text-properties fo:color="#0066b3"/>
    </style:style>
    <style:style style:name="T3" style:family="text">
      <style:text-properties fo:color="#0066b3" fo:font-style="italic" fo:font-weight="bold" officeooo:rsid="000aad58" style:font-style-asian="italic" style:font-weight-asian="bold" style:font-style-complex="italic" style:font-weight-complex="bold"/>
    </style:style>
    <style:style style:name="T4" style:family="text">
      <style:text-properties fo:color="#0066b3" fo:font-style="italic" fo:font-weight="bold" officeooo:rsid="001449a6" style:font-style-asian="italic" style:font-weight-asian="bold" style:font-style-complex="italic" style:font-weight-complex="bold"/>
    </style:style>
    <style:style style:name="T5" style:family="text">
      <style:text-properties fo:color="#0066b3" officeooo:rsid="001449a6"/>
    </style:style>
    <style:style style:name="T6" style:family="text">
      <style:text-properties style:use-window-font-color="true" officeooo:rsid="001449a6"/>
    </style:style>
    <style:style style:name="T7" style:family="text">
      <style:text-properties officeooo:rsid="000aad58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5fcc7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638b8" style:font-style-asian="normal" style:font-weight-asian="normal" style:font-style-complex="normal" style:font-weight-complex="normal"/>
    </style:style>
    <style:style style:name="T11" style:family="text">
      <style:text-properties fo:color="#ed1c24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449a6"/>
    </style:style>
    <style:style style:name="T13" style:family="text">
      <style:text-properties officeooo:rsid="001638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ask 1 – <text:span text:style-name="T13">Write a CMake compatible build system</text:span> </text:p>
      <text:p text:style-name="P1"/>
      <text:p text:style-name="P2"><text:span text:style-name="T12">You are given </text:span><text:span text:style-name="T10">source files for two individual projects.</text:span></text:p>
      <text:p text:style-name="P2"><text:span text:style-name="T10">- normalTask</text:span></text:p>
      <text:p text:style-name="P2"><text:span text:style-name="T10">- megaAwesomeTask</text:span></text:p>
      <text:p text:style-name="P6"><text:line-break/><text:span text:style-name="T13">Your task is to:</text:span></text:p>
      <text:p text:style-name="P15"><text:span text:style-name="T8">- Make those projects compatible with a Cmake build system.</text:span></text:p>
      <text:p text:style-name="P15"><text:span text:style-name="T8">- make “megaAwesomeTask” task dependent on “normalTask”</text:span></text:p>
      <text:p text:style-name="P15"><text:span text:style-name="T8"/></text:p>
      <text:p text:style-name="P15"><text:span text:style-name="T8">Bonus points:</text:span></text:p>
      <text:p text:style-name="P15"><text:span text:style-name="T8">Make the the binaries part of a single Cmake project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0:32:34.707146481</meta:creation-date>
    <dc:date>2020-10-31T21:47:39.020166420</dc:date>
    <meta:editing-duration>PT38M2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4" meta:character-count="328" meta:non-whitespace-character-count="279"/>
  </office:meta>
</office:document-meta>
</file>